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357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Notenschlüssel</text:p>
          </table:table-cell>
          <table:table-cell table:number-columns-repeated="4"/>
          <table:table-cell office:value-type="string">
            <text:p>Aufgabenbewertung:</text:p>
          </table:table-cell>
          <table:table-cell office:value-type="string">
            <text:p>Mögliche Punkte </text:p>
          </table:table-cell>
          <table:table-cell office:value-type="string">
            <text:p>Erreichte Punkte</text:p>
          </table:table-cell>
        </table:table-row>
        <table:table-row table:style-name="ro1">
          <table:table-cell office:value-type="string">
            <text:p>von</text:p>
          </table:table-cell>
          <table:table-cell office:value-type="string">
            <text:p>bis</text:p>
          </table:table-cell>
          <table:table-cell office:value-type="string">
            <text:p>Note</text:p>
          </table:table-cell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Aufgabe 1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10.5">
            <text:p>10,5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Aufgabe 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Aufgabe 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.5">
            <text:p>15,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Aufgabe 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23.5">
            <text:p>23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Aufgabe 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Aufgabe 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>
            <text:p>Summe:</text:p>
          </table:table-cell>
          <table:table-cell office:value-type="float" office:value="28">
            <text:p>28</text:p>
          </table:table-cell>
          <table:table-cell table:formula="of:=[.H3]+[.H4]+[.H5]+[.H6]+[.H7]+[.H8]" office:value-type="float" office:value="19">
            <text:p>19</text:p>
          </table:table-cell>
        </table:table-row>
        <table:table-row table:style-name="ro1">
          <table:table-cell table:number-columns-repeated="5"/>
          <table:table-cell office:value-type="string">
            <text:p>Note</text:p>
          </table:table-cell>
          <table:table-cell/>
          <table:table-cell table:formula="of:=LOOKUP([.H10];[.A3:.C8])" office:value-type="float" office:value="3">
            <text:p>3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1">11.05.2019</text:date>, <text:time>11:06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0:42:27.30</meta:creation-date>
    <dc:date>2019-05-11T11:06:53.27</dc:date>
    <meta:editing-duration>PT9M15S</meta:editing-duration>
    <meta:editing-cycles>1</meta:editing-cycles>
    <meta:document-statistic meta:table-count="3" meta:cell-count="48" meta:object-count="0"/>
    <meta:generator>OpenOffice/4.1.6$Win32 OpenOffice.org_project/416m1$Build-9790</meta:generator>
  </office:meta>
</office:document-meta>
</file>